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85c00" draw:fill-color="#00a933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svg:stroke-color="#ccbe00" draw:fill-color="#fff9ae" draw:textarea-horizontal-align="justify" draw:textarea-vertical-align="middle" draw:auto-grow-height="false" fo:min-height="0.564cm" fo:min-width="3.8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bce4e5" draw:textarea-horizontal-align="justify" draw:textarea-vertical-align="middle" draw:auto-grow-height="false" fo:min-height="0.512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9a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13.637cm" svg:y="4.829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6.334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5.58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0.814cm" svg:x="5.953cm" svg:y="4.815cm">
          <text:p text:style-name="P1">current_mont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4.82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6.329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5.584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286cm" svg:y1="5.179cm" svg:x2="12.049cm" svg:y2="8.239cm">
          <text:p/>
        </draw:line>
        <draw:custom-shape draw:style-name="gr4" draw:text-style-name="P5" draw:layer="layout" svg:width="0.762cm" svg:height="0.762cm" svg:x="11.795cm" svg:y="8.388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2cm" svg:height="0.762cm" svg:x="11.795cm" svg:y="9.893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2cm" svg:height="0.762cm" svg:x="11.795cm" svg:y="9.14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2cm" svg:height="0.762cm" svg:x="11.795cm" svg:y="8.383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2cm" svg:height="0.762cm" svg:x="11.795cm" svg:y="9.88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2cm" svg:height="0.762cm" svg:x="11.795cm" svg:y="9.143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762cm" svg:height="0.762cm" svg:x="11.795cm" svg:y="10.65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48cm" svg:y="7.09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09:51:25.861771028</meta:creation-date>
    <dc:date>2019-01-05T12:27:50.147000000</dc:date>
    <meta:editing-duration>PT14M54S</meta:editing-duration>
    <meta:editing-cycles>5</meta:editing-cycles>
    <meta:generator>LibreOffice/6.1.0.3$Windows_X86_64 LibreOffice_project/efb621ed25068d70781dc026f7e9c5187a4decd1</meta:generator>
    <meta:document-statistic meta:object-count="16"/>
  </office:meta>
</office:document-meta>
</file>